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ClearEvent.CacheClearEvent( @ NonNullable ICache &lt; V &gt; 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ClearEvent.dispatch( @ NonNullable ICacheChangeHandler &lt; V &gt;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